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officeooo:rsid="001b0cf0"/>
    </style:style>
    <style:style style:name="T2" style:family="text">
      <style:text-properties officeooo:rsid="001b4531"/>
    </style:style>
    <style:style style:name="T3" style:family="text">
      <style:text-properties officeooo:rsid="001ce806"/>
    </style:style>
    <style:style style:name="T4" style:family="text">
      <style:text-properties officeooo:rsid="001ddab2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 INTO `formato` (`id`, `name`, `notas`, `activo`) VALUES</text:p>
      <text:p text:style-name="P1">(1, 'Ø73', '', 1),</text:p>
      <text:p text:style-name="P1">(2, 'Ø88,8', '', 1),</text:p>
      <text:p text:style-name="P1">(3, '242x161', '', 1),</text:p>
      <text:p text:style-name="P1">(4, '305x200', '', 1),</text:p>
      <text:p text:style-name="P1">(5, 'Ø87', '', 1),</text:p>
      <text:p text:style-name="P1">(6, 'Varios', '', 1),</text:p>
      <text:p text:style-name="P1">(7, 'Ø120', '', 1),</text:p>
      <text:p text:style-name="P1">(8, 'NEW DVD', '', 1),</text:p>
      <text:p text:style-name="P1">(9, 'Ø108', '', 1),</text:p>
      <text:p text:style-name="P1">(10, '89x89', '', 1),</text:p>
      <text:p text:style-name="P1">(11, '145x114', '', 1),</text:p>
      <text:p text:style-name="P1">(12, 'Ø68', '', 1),</text:p>
      <text:p text:style-name="P1">(13, 'Ø88', NULL, 1),</text:p>
      <text:p text:style-name="P1">(14, '345x190', '', 1),</text:p>
      <text:p text:style-name="P1">(43, 'Ø106', '', 1),</text:p>
      <text:p text:style-name="P1">(44, 'Ø75', '', 1),</text:p>
      <text:p text:style-name="P1">(45, 'Ø100', '', 1),</text:p>
      <text:p text:style-name="P1">(46, '89.5 x 58', 'Formato CAFE', 1),</text:p>
      <text:p text:style-name="P1">(47, 'Ø150', '', 1),</text:p>
      <text:p text:style-name="P1">(48, 'Ø196', '', 1),</text:p>
      <text:p text:style-name="P1">(49, 'Ø127', '', 1),</text:p>
      <text:p text:style-name="P1">(50, 'Ø208', '', 1),</text:p>
      <text:p text:style-name="P1">(51, '114x54', '', 1),</text:p>
      <text:p text:style-name="P1">(52, '122x80', '', 1),</text:p>
      <text:p text:style-name="P1">(53, '240x140', '', 1),</text:p>
      <text:p text:style-name="P1">(54, 'Ø67', '', 1),</text:p>
      <text:p text:style-name="P1">(55, '94x94', '', 1),</text:p>
      <text:p text:style-name="P1">(56, '95x73', '', 1),</text:p>
      <text:p text:style-name="P1">(57, '241x165', '', 1),</text:p>
      <text:p text:style-name="P1">(58, 'Ø60 (embutición)', '', 1),</text:p>
      <text:p text:style-name="P1">(59, '102 x 102', '', 1),</text:p>
      <text:p text:style-name="P1">(60, 'Ø77', '', 1),</text:p>
      <text:p text:style-name="P1">(61, '170x130', 'Envase SKR musical China', 1),</text:p>
      <text:p text:style-name="P1">(62, 'Ø65', '', 1),</text:p>
      <text:p text:style-name="P1">(63, 'Cartel 440x290', '', 1),</text:p>
      <text:p text:style-name="P1">(64, 'Cartel 160x280', '', 1),</text:p>
      <text:p text:style-name="P1">(65, '200x200', '', 1),</text:p>
      <text:p text:style-name="P1">(66, '98x68', '', 1),</text:p>
      <text:p text:style-name="P1">(67, '170 x 130 x 75', 'Made in China originalmente para Antonio Banderas', 1),</text:p>
      <text:p text:style-name="P1">(68, '150 x 90 R12', NULL, 1),</text:p>
      <text:p text:style-name="P1">(69, '150 x 90 R12 <text:span text:style-name="T1">(B)</text:span>', NULL, 1),</text:p>
      <text:p text:style-name="P1">(70, '330x120', NULL, 1),</text:p>
      <text:p text:style-name="P1">(71, 'Ø226*88mm', NULL, 1),</text:p>
      <text:p text:style-name="P1">(72, 'Ø88 <text:span text:style-name="T2">(B)</text:span>', NULL, 1),</text:p>
      <text:p text:style-name="P1">(73, '177 X 177', NULL, 1),</text:p>
      <text:p text:style-name="P1">(74, '85x30x120', 'Paellero Carmencita', 1),</text:p>
      <text:p text:style-name="P1">(75, '85x30x120 <text:span text:style-name="T3">(B)</text:span>', 'Paellero Carmencita', 1),</text:p>
      <text:p text:style-name="P1">(76, '85 x 30 x 120', 'Paellero Carmencita', 1),</text:p>
      <text:p text:style-name="P1">(77, '280 x 180', NULL, 1),</text:p>
      <text:p text:style-name="P1">(78, '280 x 180 <text:span text:style-name="T4">(B)</text:span>', NULL, 1),</text:p>
      <text:p text:style-name="P1">(79, 'Ø83', NULL, 1),</text:p>
      <text:p text:style-name="P1"><text:soft-page-break/>(80, 'Ø95', NULL, 1),</text:p>
      <text:p text:style-name="P1">(81, '250 X210 X 57 mm ', 'Formato de Z%V', 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1:33:16.965934706</meta:creation-date>
    <dc:date>2019-03-27T03:31:48.363725544</dc:date>
    <meta:editing-duration>PT7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272" meta:character-count="1457" meta:non-whitespace-character-count="1239"/>
  </office:meta>
</office:document-meta>
</file>